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0.9283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Sans L1" fo:font-size="10pt" fo:font-weight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font-weight="normal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Nimbus Sans L1" style:font-name-asian="DejaVu Sans1" style:font-name-complex="DejaVu Sans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3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anie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2835">402835</text:a>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9728">409728</text:a></text:p>
          </table:table-cell>
          <table:table-cell table:style-name="ce7" office:value-type="string">
            <text:p>Orca repeats mouse-selected text numerous times in 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9736">409736</text:a></text:p>
          </table:table-cell>
          <table:table-cell table:style-name="ce7" office:value-type="string">
            <text:p>Orca does not announce the beginning of strings pasted into 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llie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8670">408670</text:a></text:p>
          </table:table-cell>
          <table:table-cell office:value-type="string">
            <text:p>Braille and speech don't track well in text entry areas in Firefox and 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948">407948</text:a></text:p>
          </table:table-cell>
          <table:table-cell office:value-type="string">
            <text:p>{Shift+}o and {Shift+}h do not work reliably in Firefox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5.5">
            <text:p>15.5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Refactor speech generators to provide ACSS per strin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5.6">
            <text:p>15.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109">413109</text:a></text:p>
          </table:table-cell>
          <table:table-cell office:value-type="string">
            <text:p>HIG violation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2200">412200</text:a></text:p>
          </table:table-cell>
          <table:table-cell table:style-name="ce7" office:value-type="string">
            <text:p>Orca L10N / Translation issu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ich</text:p>
          </table:table-cell>
          <table:table-cell office:value-type="string">
            <text:p>GNOME 2.19.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0302">410302</text:a></text:p>
          </table:table-cell>
          <table:table-cell table:style-name="ce7" office:value-type="string">
            <text:p>Better support for gnome-mud applicatio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1261">411261</text:a></text:p>
          </table:table-cell>
          <table:table-cell table:style-name="ce7" office:value-type="string">
            <text:p>Some HTML constructs cause Orca to say just "Link" when arrowing up and down by lin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2100">412100</text:a></text:p>
          </table:table-cell>
          <table:table-cell table:style-name="ce7" office:value-type="string">
            <text:p>Text selection in Firefox fails when Orca controls the care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ich</text:p>
          </table:table-cell>
          <table:table-cell office:value-type="string">
            <text:p>GNOME 2.19.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0088">410088</text:a></text:p>
          </table:table-cell>
          <table:table-cell table:style-name="ce7" office:value-type="string">
            <text:p>NetworkManager applet not spoken when network is disconnecte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ch/Clos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9731">409731</text:a></text:p>
          </table:table-cell>
          <table:table-cell table:style-name="ce7" office:value-type="string">
            <text:p>Orca should speak text selected by the mous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span text:style-name="T1"><text:a xlink:href="http://bugzilla.gnome.org/show_bug.cgi?id=408071">408071</text:a></text:span></text:p>
          </table:table-cell>
          <table:table-cell office:value-type="string">
            <text:p>[blocked] Flat review of Firefox reveals content from all tab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658">407658</text:a></text:p>
          </table:table-cell>
          <table:table-cell table:style-name="ce8" office:value-type="string">
            <text:p>[blocked] Cannot access status bar information in Gedi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ch/OPEN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gnucash</text:p>
          </table:table-cell>
          <table:table-cell table:number-columns-repeated="24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ich/OPEN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BLOCKED?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Plann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4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gftp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4411">404411</text:a></text:p>
          </table:table-cell>
          <table:table-cell table:style-name="ce7" office:value-type="string">
            <text:p>[blocked] OOo Writer crash when using Orc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ik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1213">411213</text:a></text:p>
          </table:table-cell>
          <table:table-cell table:style-name="ce7" office:value-type="string">
            <text:p>Inform the user what happened when they pressed a butto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Rich/Close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Rich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[blocked] Orca sometimes provides incorrect information regarding table header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90">413990</text:a></text:p>
          </table:table-cell>
          <table:table-cell office:value-type="string">
            <text:p>[blocked] orca should not speak table over and over again when tabbing through a web pag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32">412332</text:a></text:p>
          </table:table-cell>
          <table:table-cell office:value-type="string">
            <text:p>[blocked] Orca stops speaking the gnome-panel Application menu entries after I terminate Firefox 3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[blocked] Control Home/End, Up/Down Arrow don't always work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[blocked] Navigation to links with { overflow:hidden } stylesheet results in bad behavior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[blocked] FF3 and Orca error reading a page footer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[blocked] Gnome Screen saver password dialog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[blocked] Orca does not speak or braille numbers/bullets of list item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29">412829</text:a></text:p>
          </table:table-cell>
          <table:table-cell office:value-type="string">
            <text:p>[blocked] Cannot identify selected text in Firefox or Thunderbir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[blocked] OOo Writer crash when using Orca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191">420191</text:a></text:p>
          </table:table-cell>
          <table:table-cell office:value-type="string">
            <text:p>Enabling Orca to work with MBROLA / FreetTT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126">420126</text:a></text:p>
          </table:table-cell>
          <table:table-cell office:value-type="string">
            <text:p>Learn mode doesn't detect Firefox-specific key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089">419089</text:a></text:p>
          </table:table-cell>
          <table:table-cell office:value-type="string">
            <text:p>Refactor StarOffice.py script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Orca needs test code coverage report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981">414981</text:a></text:p>
          </table:table-cell>
          <table:table-cell office:value-type="string">
            <text:p>Orca manual pages for 2.18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Linked headings should be announced as both heading and link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Flat review in Firefox doesn't start at caret posi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Gecko.py: determine isUselessObject vs. isLayoutOnly relationship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1">419141</text:a></text:p>
          </table:table-cell>
          <table:table-cell office:value-type="string">
            <text:p>[blocked] When deleting messages in Evolution, Orca initially speaks the wrong tree item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regression test results should be repeata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Add it the ability to switch languages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926">414926</text:a></text:p>
          </table:table-cell>
          <table:table-cell office:value-type="string">
            <text:p>Orca should announce the level of heading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[blocked] Treat words separated by non-breaking spaces as a single word in OO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Orca test coverage needs to be extended</text:p>
          </table:table-cell>
          <table:table-cell table:number-columns-repeated="244"/>
        </table:table-row>
        <table:table-row table:style-name="ro3" table:number-rows-repeated="65363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G1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0">03/20/2007</text:date>, <text:time>18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initial-creator>Willie Walker</meta:initial-creator>
    <meta:creation-date>2007-02-11T13:18:15</meta:creation-date>
    <dc:creator>Willie Walker</dc:creator>
    <dc:date>2007-03-20T18:07:16</dc:date>
    <meta:printed-by>Willie Walker</meta:printed-by>
    <meta:print-date>2007-02-26T10:41:28</meta:print-date>
    <dc:language>en-US</dc:language>
    <meta:editing-cycles>102</meta:editing-cycles>
    <meta:editing-duration>PT13H46M40S</meta:editing-duration>
    <meta:user-defined meta:name="Info 1"/>
    <meta:user-defined meta:name="Info 2"/>
    <meta:user-defined meta:name="Info 3"/>
    <meta:user-defined meta:name="Info 4"/>
    <meta:document-statistic meta:table-count="3" meta:cell-count="1123"/>
  </office:meta>
</office:document-meta>
</file>